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tarSymbol" svg:font-family="StarSymbol"/>
    <style:font-face style:name="DejaVu Sans" svg:font-family="'DejaVu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OpenSymbol1" svg:font-family="OpenSymbol" style:font-family-generic="system" style:font-pitch="variable"/>
    <style:font-face style:name="StarSymbol1" svg:font-family="StarSymbol" style:font-family-generic="system" style:font-pitch="variable"/>
    <style:font-face style:name="WenQuanYi Micro Hei" svg:font-family="'WenQuanYi Micro Hei'" style:font-family-generic="system" style:font-pitch="variable"/>
    <style:font-face style:name="Wingdings 2" svg:font-family="'Wingdings 2'" style:font-family-generic="system" style:font-pitch="variable"/>
  </office:font-face-decls>
  <office:automatic-styles>
    <style:style style:name="P1" style:family="paragraph" style:parent-style-name="Subtitle">
      <style:paragraph-properties fo:margin-top="0.1665in" fo:margin-bottom="0.0835in" fo:line-height="150%"/>
    </style:style>
    <style:style style:name="P2" style:family="paragraph" style:parent-style-name="Standard">
      <style:text-properties fo:font-size="11pt" style:font-size-asian="11pt" style:font-size-complex="11pt"/>
    </style:style>
    <style:style style:name="P3" style:family="paragraph" style:parent-style-name="Standard">
      <style:paragraph-properties fo:line-height="150%"/>
      <style:text-properties fo:font-size="11pt" style:font-size-asian="11pt" style:font-size-complex="11pt"/>
    </style:style>
    <style:style style:name="P4" style:family="paragraph" style:parent-style-name="Standard">
      <style:paragraph-properties fo:line-height="150%"/>
      <style:text-properties fo:font-size="11pt" fo:font-style="italic" style:font-size-asian="11pt" style:font-style-asian="italic" style:font-size-complex="11pt" style:font-style-complex="italic"/>
    </style:style>
    <style:style style:name="P5" style:family="paragraph" style:parent-style-name="Heading_20_1" style:list-style-name="WWNum2">
      <style:paragraph-properties fo:line-height="150%">
        <style:tab-stops>
          <style:tab-stop style:position="0in"/>
          <style:tab-stop style:position="0.4925in"/>
        </style:tab-stops>
      </style:paragraph-properties>
    </style:style>
    <style:style style:name="P6" style:family="paragraph" style:parent-style-name="Heading_20_1" style:list-style-name="">
      <style:paragraph-properties fo:line-height="150%" fo:orphans="0" fo:widows="0" fo:hyphenation-ladder-count="no-limit">
        <style:tab-stops>
          <style:tab-stop style:position="0in"/>
          <style:tab-stop style:position="0.4925in"/>
        </style:tab-stops>
      </style:paragraph-properties>
      <style:text-properties fo:hyphenate="false" fo:hyphenation-remain-char-count="2" fo:hyphenation-push-char-count="2"/>
    </style:style>
    <style:style style:name="P7" style:family="paragraph" style:parent-style-name="Heading_20_1" style:list-style-name="WWNum2">
      <style:paragraph-properties fo:line-height="150%" fo:break-before="page">
        <style:tab-stops>
          <style:tab-stop style:position="0in"/>
          <style:tab-stop style:position="0.4925in"/>
        </style:tab-stops>
      </style:paragraph-properties>
    </style:style>
    <style:style style:name="P8" style:family="paragraph" style:parent-style-name="Title" style:master-page-name="Standard">
      <style:paragraph-properties fo:margin-top="0.1665in" fo:margin-bottom="0.0835in" fo:line-height="150%" style:page-number="auto"/>
    </style:style>
    <style:style style:name="P9" style:family="paragraph" style:parent-style-name="Standard" style:list-style-name="L1">
      <style:paragraph-properties fo:line-height="150%"/>
      <style:text-properties fo:font-size="11pt" style:font-size-asian="11pt" style:font-size-complex="11pt"/>
    </style:style>
    <style:style style:name="P10" style:family="paragraph" style:parent-style-name="Standard" style:list-style-name="WWNum4">
      <style:paragraph-properties fo:line-height="150%"/>
      <style:text-properties fo:font-size="11pt" style:font-size-asian="11pt" style:font-size-complex="11pt"/>
    </style:style>
    <style:style style:name="P11" style:family="paragraph" style:parent-style-name="Standard" style:list-style-name="WWNum4">
      <style:paragraph-properties fo:line-height="150%"/>
      <style:text-properties fo:font-size="11pt" fo:font-style="italic" style:font-size-asian="11pt" style:font-style-asian="italic" style:font-size-complex="11pt" style:font-style-complex="italic"/>
    </style:style>
    <style:style style:name="T1" style:family="text">
      <style:text-properties fo:language="en" fo:country="US"/>
    </style:style>
    <style:style style:name="T2" style:family="text">
      <style:text-properties style:text-position="super 58%"/>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4a kick-off meeting agenda</text:p>
      <text:p text:style-name="P1">29<text:span text:style-name="T2">th</text:span> Feb – 2<text:span text:style-name="T2">nd</text:span> Mar 2012, Varese, Italy </text:p>
      <text:list xml:id="list653636402" text:style-name="WWNum2">
        <text:list-item>
          <text:h text:style-name="P5" text:outline-level="1">Background</text:h>
        </text:list-item>
      </text:list>
      <text:p text:style-name="P3">The implementation of the 2009 revision of the EC Data Collection Framework generated the obligation to collect a large amount of information for all stocks being subject to fisheries exploitation. Most of these stocks will have in the future, ~2020, time series of exploitation data more than 10 years long, although the information about their biology will most likely be very limited, due to the high requirements of manpower and logistics necessary to process all the samples collected. These stocks may not fit directly into the "data poor" stock definition, neither will they have enough information to run sophisticated modelling methodologies. <text:s/>As scientists it is important think ahead and start developing methods to deal with such a large number of stocks<text:note text:id="ftn1" text:note-class="footnote"><text:note-citation>1</text:note-citation><text:note-body><text:p text:style-name="P2"><text:s/>One of the conclusions of the ICES WKLIFE meeting is that for many stocks previously considered data poor, there is enough data to perform full assessments and that the main limitation is the availability of resources/scientists. </text:p></text:note-body></text:note>.</text:p>
      <text:list xml:id="list1951409108" text:continue-numbering="true" text:style-name="WWNum2">
        <text:list-item>
          <text:h text:style-name="P5" text:outline-level="1">ToR</text:h>
        </text:list-item>
      </text:list>
      <text:list xml:id="list637272399" text:style-name="L1">
        <text:list-item>
          <text:p text:style-name="P9">World wide needs of fisheries advice</text:p>
        </text:list-item>
        <text:list-item>
          <text:p text:style-name="P9">Available stock assessment methods</text:p>
        </text:list-item>
        <text:list-item>
          <text:p text:style-name="P9">Ways to make stock assessment in the context of management advice more robust</text:p>
        </text:list-item>
        <text:list-item>
          <text:p text:style-name="P9">Identify modules to build a MSE</text:p>
        </text:list-item>
        <text:list-item>
          <text:p text:style-name="P9">Discuss progress of the initiative</text:p>
        </text:list-item>
      </text:list>
      <text:h text:style-name="P6" text:outline-level="1"/>
      <text:list xml:id="list1795649628" text:continue-list="list1951409108" text:style-name="WWNum2">
        <text:list-item>
          <text:h text:style-name="P7" text:outline-level="1">Agenda</text:h>
        </text:list-item>
      </text:list>
      <text:list xml:id="list1795466661" text:style-name="WWNum4">
        <text:list-item>
          <text:p text:style-name="P11">Wednesday</text:p>
          <text:list>
            <text:list-item>
              <text:p text:style-name="P10">Introduction (E.Jardim)</text:p>
            </text:list-item>
            <text:list-item>
              <text:p text:style-name="P10">Identify and describe the problem (group)</text:p>
              <text:list>
                <text:list-item>
                  <text:p text:style-name="P10">Summary of WKLIFE (M.Azevedo)</text:p>
                </text:list-item>
                <text:list-item>
                  <text:p text:style-name="P10">Summary of south hemisphere initiative report (I.Mosqueira)</text:p>
                </text:list-item>
                <text:list-item>
                  <text:p text:style-name="P10">Summary of GFCM WK on Elasmobranchs (G.Chato)</text:p>
                </text:list-item>
                <text:list-item>
                  <text:p text:style-name="P10">Management of a selection of stocks from N.America (A.Cooper) </text:p>
                </text:list-item>
                <text:list-item>
                  <text:p text:style-name="P10">Discussion</text:p>
                </text:list-item>
              </text:list>
            </text:list-item>
            <text:list-item>
              <text:p text:style-name="P10">Compile a set of possible solutions to the problem (group)</text:p>
            </text:list-item>
          </text:list>
        </text:list-item>
        <text:list-item>
          <text:p text:style-name="P11">Thursday</text:p>
          <text:list>
            <text:list-item>
              <text:p text:style-name="P10">Seminar to JRC on Fisheries Modelling (09:30 – 11:00)</text:p>
              <text:list>
                <text:list-item>
                  <text:p text:style-name="P10">Welcome message by Alessandra Zampieri</text:p>
                </text:list-item>
                <text:list-item>
                  <text:p text:style-name="P10">MSE by Jose de Oliveira</text:p>
                </text:list-item>
                <text:list-item>
                  <text:p text:style-name="P10">Catch Dynamic Model by Ruben Roa</text:p>
                </text:list-item>
                <text:list-item>
                  <text:p text:style-name="P10">Genetics and quantitative fisheries by Carvalho<text:span text:style-name="T1"> &amp; Nielsen</text:span></text:p>
                </text:list-item>
              </text:list>
            </text:list-item>
            <text:list-item>
              <text:p text:style-name="P10">Elaborate on advantages and disadvantages of each solution (group)</text:p>
            </text:list-item>
            <text:list-item>
              <text:p text:style-name="P10">Revisit the solutions and decide which are the most promising (group)</text:p>
            </text:list-item>
            <text:list-item>
              <text:p text:style-name="P10">Agree on a framework for testing: MSE, statistical analysis, simulated data, etc. (group)</text:p>
            </text:list-item>
          </text:list>
        </text:list-item>
        <text:list-item>
          <text:p text:style-name="P11">Friday</text:p>
          <text:list>
            <text:list-item>
              <text:p text:style-name="P10">Discuss implementation and testing of the best solutions (group)</text:p>
            </text:list-item>
            <text:list-item>
              <text:p text:style-name="P10">Elaborate on the expected outcome (group)</text:p>
            </text:list-item>
            <text:list-item>
              <text:p text:style-name="P10">Challenges and opportunities (group)</text:p>
            </text:list-item>
            <text:list-item>
              <text:p text:style-name="P10">Workplan (group)</text:p>
            </text:list-item>
          </text:list>
        </text:list-item>
      </text:list>
      <text:p text:style-name="P3"/>
      <text:p text:style-name="P4"/>
      <text:p text:style-name="P3"><text:span text:style-name="T3">Note 1</text:span>: I'd like to appoint rapporteurs for each group discussion during the meeting.</text:p>
      <text:p text:style-name="P3"><text:span text:style-name="T3">Note 2</text:span>: The presentations should be 15 minutes long and we'll take another 5 minutes for questions. The group will have opportunity to discuss afterwards.</text:p>
      <text:p text:style-name="P3"><text:span text:style-name="T3">Note 3</text:span>: The summaries should have 2 or 3 slides (or just a text document). The idea is to help on setting the scene. </text:p>
      <text:p text:style-name="P3"><text:span text:style-name="T3">Note 4</text:span>: Daniel and Richard mentioned possible working documents, if so we'll find the best place to fit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tarSymbol" svg:font-family="StarSymbol"/>
    <style:font-face style:name="DejaVu Sans" svg:font-family="'DejaVu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OpenSymbol1" svg:font-family="OpenSymbol" style:font-family-generic="system" style:font-pitch="variable"/>
    <style:font-face style:name="StarSymbol1" svg:font-family="StarSymbol" style:font-family-generic="system" style:font-pitch="variable"/>
    <style:font-face style:name="WenQuanYi Micro Hei" svg:font-family="'WenQuanYi Micro Hei'" style:font-family-generic="system" style:font-pitch="variable"/>
    <style:font-face style:name="Wingdings 2" svg:font-family="'Wingdings 2'"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0.4925in"/>
        </style:tab-stops>
      </style:paragraph-properties>
      <style:text-properties fo:color="#00000a" style:font-name="DejaVu Sans" fo:font-size="12pt" fo:language="en" fo:country="GB" style:font-name-asian="DejaVu Sans1" style:font-size-asian="12pt" style:language-asian="de" style:country-asian="DE" style:font-name-complex="DejaVu Sans1" style:font-size-complex="12pt" style:language-complex="de" style:country-complex="DE"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name="Times New Roman"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style:font-name="Times New Roman"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style:font-size-asian="12pt" style:font-name-complex="Lohit Hindi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caption" style:family="paragraph" style:parent-style-name="Standard" style:default-outline-level="">
      <style:paragraph-properties fo:margin-top="0.0835in" fo:margin-bottom="0.0835in" text:number-lines="false" text:line-number="0"/>
      <style:text-properties fo:font-style="italic" style:font-style-asian="italic" style:font-style-complex="italic"/>
    </style:style>
    <style:style style:name="Title" style:family="paragraph" style:parent-style-name="Heading"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stLabel_20_1" style:display-name="ListLabel 1" style:family="text">
      <style:text-properties fo:font-size="9pt" style:font-size-asian="9pt" style:font-name-complex="StarSymbol1" style:font-size-complex="9pt"/>
    </style:style>
    <style:style style:name="ListLabel_20_2" style:display-name="ListLabel 2" style:family="text">
      <style:text-properties fo:font-size="9pt" style:font-size-asian="9pt" style:font-name-complex="Wingdings 2" style:font-size-complex="9pt"/>
    </style:style>
    <style:style style:name="ListLabel_20_3" style:display-name="ListLabel 3" style:family="text">
      <style:text-properties fo:font-size="9pt" style:font-size-asian="9pt" style:font-name-complex="OpenSymbol1" style:font-size-complex="9pt"/>
    </style:style>
    <style:style style:name="ListLabel_20_4" style:display-name="ListLabel 4" style:family="text">
      <style:text-properties fo:font-size="9pt" style:font-size-asian="9pt" style:font-name-complex="Wingdings 2" style:font-size-complex="9pt"/>
    </style:style>
    <style:style style:name="ListLabel_20_5" style:display-name="ListLabel 5" style:family="text">
      <style:text-properties fo:font-size="9pt" style:font-size-asian="9pt" style:font-name-complex="OpenSymbol1" style:font-size-complex="9pt"/>
    </style:style>
    <style:style style:name="ListLabel_20_6" style:display-name="ListLabel 6" style:family="text">
      <style:text-properties fo:font-size="9pt" style:font-size-asian="9pt" style:font-name-complex="Wingdings 2" style:font-size-complex="9pt"/>
    </style:style>
    <style:style style:name="ListLabel_20_7" style:display-name="ListLabel 7" style:family="text">
      <style:text-properties fo:font-size="9pt" style:font-size-asian="9pt" style:font-name-complex="OpenSymbol1"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fo:font-family="'Wingdings 2'"/>
      </text:list-level-style-bullet>
      <text:list-level-style-bullet text:level="2" text:style-name="ListLabel_20_7"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6" style:num-suffix="" text:bullet-char="">
        <style:list-level-properties text:list-level-position-and-space-mode="label-alignment">
          <style:list-level-label-alignment text:label-followed-by="listtab" fo:text-indent="-0.25in" fo:margin-left="1.25in"/>
        </style:list-level-properties>
        <style:text-properties fo:font-family="'Wingdings 2'"/>
      </text:list-level-style-bullet>
      <text:list-level-style-bullet text:level="5" text:style-name="ListLabel_20_7"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7"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6" style:num-suffix="" text:bullet-char="">
        <style:list-level-properties text:list-level-position-and-space-mode="label-alignment">
          <style:list-level-label-alignment text:label-followed-by="listtab" fo:text-indent="-0.25in" fo:margin-left="2in"/>
        </style:list-level-properties>
        <style:text-properties fo:font-family="'Wingdings 2'"/>
      </text:list-level-style-bullet>
      <text:list-level-style-bullet text:level="8" text:style-name="ListLabel_20_7"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7"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36" style:layout-grid-base-height="0.278in" style:layout-grid-ruby-height="0.0008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7T17:01:00</meta:creation-date>
    <meta:initial-creator>martija</meta:initial-creator>
    <dc:creator>gamitjo </dc:creator>
    <meta:print-date>1601-01-01T00:00:00</meta:print-date>
    <dc:date>2012-02-22T14:52:12</dc:date>
    <meta:editing-cycles>9</meta:editing-cycles>
    <meta:editing-duration>PT1H29M15S</meta:editing-duration>
    <meta:generator>LibreOffice/3.4$Unix LibreOffice_project/340m1$Build-502</meta:generator>
    <meta:document-statistic meta:table-count="0" meta:image-count="0" meta:object-count="0" meta:page-count="2" meta:paragraph-count="39" meta:word-count="454" meta:character-count="2764" meta:non-whitespace-character-count="2373"/>
    <meta:template xlink:type="simple" xlink:actuate="onRequest" xlink:title="Normal.dotm" xlink:href=""/>
  </office:meta>
</office:document-meta>
</file>